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officeooo:rsid="00135044" officeooo:paragraph-rsid="00135044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2pt" fo:font-weight="normal" officeooo:rsid="00135044" officeooo:paragraph-rsid="00135044" style:font-size-asian="10.5pt" style:font-weight-asian="normal" style:font-size-complex="12pt" style:font-weight-complex="normal"/>
    </style:style>
    <style:style style:name="T1" style:family="text">
      <style:text-properties officeooo:rsid="00136b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Le MLD Ikeo :</text:p>
      <text:p text:style-name="P1"/>
      <text:p text:style-name="P1"/>
      <text:p text:style-name="P2">USINES <text:s text:c="8"/>( id_usine, <text:s/>nom, <text:s/>adresse, <text:s/>ville )</text:p>
      <text:p text:style-name="P2"/>
      <text:p text:style-name="P2">PRODUIRE <text:s text:c="2"/>( id_usine#, <text:s/>id_produit# )</text:p>
      <text:p text:style-name="P2"/>
      <text:p text:style-name="P2">PRODUITS <text:s text:c="2"/>( id_produit, <text:s/>ref, nom, <text:s/>description, <text:s/>abandonne, <text:s/>usine )</text:p>
      <text:p text:style-name="P2"/>
      <text:p text:style-name="P2">FACTURER <text:s/>( id_produit#, <text:s/>quantité, <text:s/>id_facture#)</text:p>
      <text:p text:style-name="P2"/>
      <text:p text:style-name="P2">FACTURE<text:span text:style-name="T1">S</text:span> <text:s text:c="4"/>( id_facture, <text:s/>numero, <text:s/>date, <text:s/>id_client# )</text:p>
      <text:p text:style-name="P2"/>
      <text:p text:style-name="P2">CLIENTS <text:s text:c="5"/>( id_client, type, <text:s/>raison_sociale, <text:s/>adresse, ville, <text:s/>pays )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20T00:05:33.626000000</meta:creation-date>
    <dc:date>2023-06-20T09:42:11.103000000</dc:date>
    <meta:editing-duration>PT43M28S</meta:editing-duration>
    <meta:editing-cycles>2</meta:editing-cycles>
    <meta:generator>LibreOffice/7.5.3.2$Windows_X86_64 LibreOffice_project/9f56dff12ba03b9acd7730a5a481eea045e468f3</meta:generator>
    <meta:document-statistic meta:table-count="0" meta:image-count="0" meta:object-count="0" meta:page-count="1" meta:paragraph-count="7" meta:word-count="46" meta:character-count="350" meta:non-whitespace-character-count="273"/>
  </office:meta>
</office:document-meta>
</file>